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tserrat Alternates ExLight" svg:font-family="'Montserrat Alternates Ex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2.182cm"/>
    </style:style>
    <style:style style:name="pr2" style:family="presentation" style:parent-style-name="Default-title">
      <style:graphic-properties fo:min-height="3.50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1.932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style:font-name="Montserrat Alternates ExLight"/>
    </style:style>
    <style:style style:name="P2" style:family="paragraph">
      <loext:graphic-properties draw:fill-color="#ffffff"/>
      <style:text-properties style:font-name="Montserrat Alternates ExLigh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20pt"/>
    </style:style>
    <style:style style:name="P6" style:family="paragraph">
      <style:paragraph-properties fo:margin-left="0cm" fo:margin-right="0cm" fo:text-indent="0cm"/>
    </style:style>
    <style:style style:name="T1" style:family="text">
      <style:text-properties style:font-name="Montserrat Alternates ExLigh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2.182cm" svg:x="1.399cm" svg:y="4.915cm" presentation:class="subtitle">
          <draw:text-box>
            <text:p text:style-name="P1"><text:span text:style-name="T1">microservices with gRPC and Python</text:span></text:p>
          </draw:text-box>
        </draw:frame>
        <draw:frame presentation:style-name="pr2" draw:layer="layout" svg:width="25.191cm" svg:height="3.507cm" svg:x="1.399cm" svg:y="0.837cm" presentation:class="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Where I’m coming from</text:p>
          </draw:text-box>
        </draw:frame>
        <draw:frame presentation:style-name="pr5" draw:layer="layout" svg:width="25.191cm" svg:height="12.182cm" svg:x="1.399cm" svg:y="4.91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>
          <draw:text-box>
            <text:p>Where we’re headed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3">
              <text:list-item>
                <text:p>Context</text:p>
              </text:list-item>
              <text:list-item>
                <text:p>Why, how, what of gRPC</text:p>
              </text:list-item>
              <text:list-item>
                <text:p>Demo</text:p>
              </text:list-item>
              <text:list-item>
                <text:p>Wrapup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>Here are</text:p>
              <text:p>All</text:p>
              <text:p/>
              <text:p>- of</text:p>
              <text:p><text:tab/>my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>
          <draw:text-box>
            <text:p>rpc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3">
              <text:list-item>
                <text:p>Remote procedure call</text:p>
                <text:list>
                  <text:list-item>
                    <text:p>Program requests a service in another computer</text:p>
                  </text:list-item>
                  <text:list-item>
                    <text:p>Abstracted concerns</text:p>
                  </text:list-item>
                  <text:list-item>
                    <text:p>A call is made as if it is loc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>Here are notes</text:p>
              <text:p/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>
          <draw:text-box>
            <text:p>Why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3">
              <text:list-item>
                <text:p>A simple, performant way for computers to talk to eachother</text:p>
              </text:list-item>
              <text:list-item>
                <text:p>Machine readable api contracts</text:p>
              </text:list-item>
              <text:list-item>
                <text:p>Multiple language support</text:p>
                <text:list>
                  <text:list-item>
                    <text:list>
                      <text:list-item>
                        <text:p>Code generators</text:p>
                      </text:list-item>
                    </text:list>
                  </text:list-item>
                </text:list>
              </text:list-item>
              <text:list-item>
                <text:p>Easy to use</text:p>
              </text:list-item>
              <text:list-item>
                <text:p>Enable microservice architectu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 text:style-name="P5">- point 1</text:p>
              <text:p text:style-name="P5">Point 2</text:p>
              <text:p text:style-name="P5"/>
              <text:p text:style-name="P5">- point3</text:p>
              <text:p text:style-name="P5"/>
              <text:p text:style-name="P5">-hi</text:p>
              <text:p text:style-name="P5"><text:tab/>there </text:p>
              <text:p text:style-name="P5"><text:tab/><text:tab/>friend</text:p>
            </draw:text-box>
          </draw:frame>
        </presentation:notes>
      </draw:page>
      <draw:page draw:name="page6" draw:style-name="dp1" draw:master-page-name="Default" presentation:presentation-page-layout-name="AL2T1">
        <draw:frame presentation:style-name="pr2" draw:layer="layout" svg:width="25.191cm" svg:height="3.507cm" svg:x="1.399cm" svg:y="0.837cm" presentation:class="title" presentation:user-transformed="true">
          <draw:text-box>
            <text:p>how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3">
              <text:list-item>
                <text:p>Define a service</text:p>
                <text:list>
                  <text:list-item>
                    <text:p>Serialization</text:p>
                  </text:list-item>
                  <text:list-item>
                    <text:p>Nature of call and data</text:p>
                  </text:list-item>
                </text:list>
              </text:list-item>
              <text:list-item>
                <text:p>Expose a service</text:p>
              </text:list-item>
              <text:list-item>
                <text:p>Client makes a connection</text:p>
              </text:list-item>
              <text:list-item>
                <text:p>Client calls the service</text:p>
              </text:list-item>
              <text:list-item>
                <text:p>Federate the servi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gRPC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3">
              <text:list-item>
                <text:p text:style-name="P6">Open source, universal, high performance rpc framework</text:p>
              </text:list-item>
              <text:list-item>
                <text:p text:style-name="P6">Started and maintained by Google</text:p>
                <text:p text:style-name="P6"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layer="layout" svg:width="25.191cm" svg:height="3.507cm" svg:x="1.399cm" svg:y="0.837cm" presentation:class="title" presentation:user-transformed="true">
          <draw:text-box>
            <text:p>How gRPC works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3">
              <text:list-item>
                <text:p>High level <text:span text:style-name="T2">service definition </text:span>describes API</text:p>
              </text:list-item>
              <text:list-item>
                <text:p><text:span text:style-name="T2">Client and server code</text:span> generated from service definition in <text:span text:style-name="T2">10+ languages </text:span></text:p>
              </text:list-item>
              <text:list-item>
                <text:p><text:span text:style-name="T3">High performance</text:span><text:span text:style-name="T2"> Protocol Buffer </text:span><text:span text:style-name="T3">serialization and </text:span><text:span text:style-name="T2">HTTP/2</text:span></text:p>
              </text:list-item>
              <text:list-item>
                <text:p><text:span text:style-name="T3">Many </text:span><text:span text:style-name="T2">connection options</text:span><text:span text:style-name="T3">: unary, service </text:span><text:span text:style-name="T3">streaming, client streaming, bi-directional </text:span><text:span text:style-name="T3">streaming</text:span></text:p>
              </text:list-item>
              <text:list-item>
                <text:p><text:span text:style-name="T3">Multiple authentication options</text:span></text:p>
              </text:list-item>
              <text:list-item>
                <text:p><text:span text:style-name="T3">Machine readable api contract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2.182cm" svg:x="1.399cm" svg:y="4.915cm" presentation:class="subtitle">
          <draw:text-box>
            <text:p text:style-name="P1"><text:span text:style-name="T1">Client and server code for free</text:span></text:p>
          </draw:text-box>
        </draw:frame>
        <draw:frame presentation:style-name="pr2" draw:layer="layout" svg:width="25.191cm" svg:height="3.507cm" svg:x="1.399cm" svg:y="0.837cm" presentation:class="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2" draw:layer="layout" svg:width="25.191cm" svg:height="3.507cm" svg:x="1.399cm" svg:y="0.837cm" presentation:class="title" presentation:placeholder="true" presentation:user-transformed="true">
          <draw:text-box/>
        </draw:frame>
        <draw:frame presentation:style-name="pr5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2" draw:layer="layout" svg:width="25.191cm" svg:height="3.507cm" svg:x="1.399cm" svg:y="0.837cm" presentation:class="title" presentation:placeholder="true" presentation:user-transformed="true">
          <draw:text-box/>
        </draw:frame>
        <draw:frame presentation:style-name="pr5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tserrat Alternates ExLight" svg:font-family="'Montserrat Alternates Ex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d1f63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d1f63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8.872cm" svg:height="1.448cm" svg:x="9.572cm" svg:y="19.13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2cm" svg:height="1.448cm" svg:x="20.069cm" svg:y="19.13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1cm" svg:height="1.448cm" svg:x="1.399cm" svg:y="19.13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3T05:25:36.306677119</meta:creation-date>
    <dc:date>2018-10-07T11:22:56.216459455</dc:date>
    <meta:editing-duration>P4DT4H55M52S</meta:editing-duration>
    <meta:editing-cycles>4</meta:editing-cycles>
    <meta:generator>LibreOffice/5.4.2.2.0$Linux_X86_64 LibreOffice_project/40$Build-2</meta:generator>
    <meta:document-statistic meta:object-count="65"/>
  </office:meta>
</office:document-meta>
</file>